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6cm" fo:min-width="0.838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44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.313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068cm" fo:min-width="0.064cm"/>
    </style:style>
    <style:style style:name="gr9" style:family="graphic" style:parent-style-name="standard">
      <style:graphic-properties draw:textarea-horizontal-align="justify" draw:textarea-vertical-align="middle" draw:auto-grow-height="false" fo:min-height="0.068cm" fo:min-width="0.065cm"/>
    </style:style>
    <style:style style:name="gr10" style:family="graphic" style:parent-style-name="standard">
      <style:graphic-properties draw:textarea-horizontal-align="justify" draw:textarea-vertical-align="middle" draw:auto-grow-height="false" fo:min-height="0.052cm" fo:min-width="0.0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0.832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4cm" fo:min-width="0.83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4cm" fo:min-width="0.83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4cm" fo:min-width="0.8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83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4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368cm" fo:min-width="1.29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12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9cm" svg:height="1.902cm" svg:x="1cm" svg:y="3.5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-1.024cm" svg:x1="1.945cm" svg:y1="3.59cm" svg:x2="6.823cm" svg:y2="1.959cm" draw:start-shape="id1" draw:start-glue-point="4" svg:d="M1945 3590v-2090h4878v459" svg:viewBox="0 0 4879 2091">
          <text:p/>
        </draw:connector>
        <draw:g xml:id="id2" draw:id="id2">
          <draw:line draw:style-name="gr3" draw:text-style-name="P3" draw:layer="layout" svg:x1="10.281cm" svg:y1="8.492cm" svg:x2="9.68cm" svg:y2="8.253cm">
            <text:p/>
          </draw:line>
          <draw:line draw:style-name="gr3" draw:text-style-name="P3" draw:layer="layout" svg:x1="10.864cm" svg:y1="7.662cm" svg:x2="9.681cm" svg:y2="8.256cm">
            <text:p/>
          </draw:line>
          <draw:line draw:style-name="gr3" draw:text-style-name="P3" draw:layer="layout" svg:x1="10.892cm" svg:y1="6.586cm" svg:x2="9.668cm" svg:y2="6.084cm">
            <text:p/>
          </draw:line>
          <draw:line draw:style-name="gr3" draw:text-style-name="P3" draw:layer="layout" svg:x1="10.893cm" svg:y1="7.687cm" svg:x2="9.669cm" svg:y2="7.185cm">
            <text:p/>
          </draw:line>
          <draw:line draw:style-name="gr3" draw:text-style-name="P3" draw:layer="layout" svg:x1="10.883cm" svg:y1="6.564cm" svg:x2="9.7cm" svg:y2="7.158cm">
            <text:p/>
          </draw:line>
          <draw:line draw:style-name="gr3" draw:text-style-name="P3" draw:layer="layout" svg:x1="10.843cm" svg:y1="5.477cm" svg:x2="9.66cm" svg:y2="6.071cm">
            <text:p/>
          </draw:line>
          <draw:line draw:style-name="gr3" draw:text-style-name="P3" draw:layer="layout" svg:x1="10.784cm" svg:y1="5.49cm" svg:x2="10.183cm" svg:y2="5.251cm">
            <text:p/>
          </draw:line>
        </draw:g>
        <draw:frame draw:style-name="gr4" draw:text-style-name="P4" draw:layer="layout" svg:width="1.144cm" svg:height="1.114cm" svg:x="2.529cm" svg:y="3.2cm">
          <draw:text-box draw:corner-radius="0.505cm">
            <text:p><text:span text:style-name="T1">v</text:span><text:span text:style-name="T2">in</text:span></text:p>
          </draw:text-box>
        </draw:frame>
        <draw:g xml:id="id7" draw:id="id7">
          <draw:line draw:style-name="gr5" draw:text-style-name="P3" draw:layer="layout" svg:x1="12.566cm" svg:y1="5.946cm" svg:x2="12.566cm" svg:y2="6.608cm">
            <text:p/>
          </draw:line>
          <draw:line draw:style-name="gr5" draw:text-style-name="P3" draw:layer="layout" svg:x1="11.653cm" svg:y1="6.614cm" svg:x2="13.478cm" svg:y2="6.614cm">
            <text:p/>
          </draw:line>
          <draw:line draw:style-name="gr5" draw:text-style-name="P3" draw:layer="layout" svg:x1="11.653cm" svg:y1="7.28cm" svg:x2="13.478cm" svg:y2="7.28cm">
            <text:p/>
          </draw:line>
          <draw:line draw:style-name="gr5" draw:text-style-name="P3" draw:layer="layout" svg:x1="12.566cm" svg:y1="7.277cm" svg:x2="12.566cm" svg:y2="7.939cm">
            <text:p/>
          </draw:line>
        </draw:g>
        <draw:connector draw:style-name="gr2" draw:text-style-name="P2" draw:layer="layout" draw:line-skew="1.247cm" svg:x1="1.945cm" svg:y1="5.492cm" svg:x2="6.973cm" svg:y2="7.311cm" draw:start-shape="id1" svg:d="M1945 5492v2408h5028v-589" svg:viewBox="0 0 5029 2409">
          <text:p/>
        </draw:connector>
        <draw:connector draw:style-name="gr2" draw:text-style-name="P2" xml:id="id3" draw:id="id3" draw:layer="layout" svg:x1="4.243cm" svg:y1="4.472cm" svg:x2="3.493cm" svg:y2="9.396cm" svg:d="M4243 4472v9h-750v4915" svg:viewBox="0 0 751 4925">
          <text:p/>
        </draw:connector>
        <draw:connector draw:style-name="gr2" draw:text-style-name="P2" draw:layer="layout" svg:x1="9.408cm" svg:y1="4.562cm" svg:x2="10.276cm" svg:y2="5.251cm" draw:end-shape="id2" draw:end-glue-point="0" svg:d="M9408 4562v70h868v619" svg:viewBox="0 0 869 690">
          <text:p/>
        </draw:connector>
        <draw:connector draw:style-name="gr2" draw:text-style-name="P2" draw:layer="layout" svg:x1="3.493cm" svg:y1="9.396cm" svg:x2="10.276cm" svg:y2="8.492cm" draw:start-shape="id3" draw:start-glue-point="3" draw:end-shape="id2" draw:end-glue-point="2" svg:d="M3493 9396v501h6783v-1405" svg:viewBox="0 0 6784 1406">
          <text:p/>
        </draw:connector>
        <draw:frame draw:style-name="gr6" draw:text-style-name="P4" draw:layer="layout" svg:width="0.759cm" svg:height="3.095cm" svg:x="12.893cm" svg:y="5.602cm">
          <draw:text-box draw:corner-radius="3cm">
            <text:p>+</text:p>
            <text:p/>
            <text:p/>
            <text:p>-</text:p>
          </draw:text-box>
        </draw:frame>
        <draw:line draw:style-name="gr7" draw:text-style-name="P5" draw:layer="layout" svg:x1="4.315cm" svg:y1="4.481cm" svg:x2="7.023cm" svg:y2="7.375cm">
          <text:p/>
        </draw:line>
        <draw:custom-shape draw:style-name="gr8" draw:text-style-name="P2" draw:layer="layout" svg:width="1.128cm" svg:height="0.953cm" draw:transform="skewX (0.00104719755119659) rotate (-0.37542032210398) translate (5.279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4.315cm" svg:y1="4.481cm" svg:x2="6.836cm" svg:y2="2.053cm">
          <text:p/>
        </draw:line>
        <draw:line draw:style-name="gr7" draw:text-style-name="P5" draw:layer="layout" svg:x1="6.929cm" svg:y1="7.375cm" svg:x2="9.357cm" svg:y2="4.574cm">
          <text:p/>
        </draw:line>
        <draw:line draw:style-name="gr7" draw:text-style-name="P5" draw:layer="layout" svg:x1="6.836cm" svg:y1="2.053cm" svg:x2="9.45cm" svg:y2="4.481cm">
          <text:p/>
        </draw:line>
        <draw:custom-shape draw:style-name="gr9" draw:text-style-name="P2" draw:layer="layout" svg:width="1.129cm" svg:height="0.953cm" draw:transform="skewX (-0.00104719755119659) rotate (-0.769864733054699) translate (5.629cm 2.40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xml:id="id5" draw:id="id5" draw:layer="layout" svg:width="1.022cm" svg:height="0.907cm" draw:transform="skewX (-0.00104719755119651) rotate (-1.03672557568463) translate (19.909cm 4.93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1.128cm" svg:height="0.955cm" draw:transform="rotate (-0.713141532364883) translate (8.114cm 5.16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4" draw:layer="layout" svg:width="1.331cm" svg:height="1.114cm" svg:x="13.698cm" svg:y="6.491cm">
          <draw:text-box>
            <text:p><text:span text:style-name="T1">v</text:span><text:span text:style-name="T2">o</text:span></text:p>
          </draw:text-box>
        </draw:frame>
        <draw:frame draw:style-name="gr12" draw:text-style-name="P4" draw:layer="layout" svg:width="1.332cm" svg:height="1.113cm" svg:x="9.052cm" svg:y="7.195cm">
          <draw:text-box>
            <text:p><text:span text:style-name="T1">R</text:span></text:p>
          </draw:text-box>
        </draw:frame>
        <draw:frame draw:style-name="gr11" draw:text-style-name="P4" draw:layer="layout" svg:width="1.331cm" svg:height="1.114cm" svg:x="7.102cm" svg:y="4.7cm">
          <draw:text-box>
            <text:p><text:span text:style-name="T1">D</text:span><text:span text:style-name="T2">2</text:span></text:p>
          </draw:text-box>
        </draw:frame>
        <draw:frame draw:style-name="gr13" draw:text-style-name="P7" draw:layer="layout" svg:width="1.332cm" svg:height="1.114cm" svg:x="4.875cm" svg:y="5.981cm">
          <draw:text-box>
            <text:p text:style-name="P6"><text:span text:style-name="T3">D</text:span><text:span text:style-name="T4">3</text:span></text:p>
          </draw:text-box>
        </draw:frame>
        <draw:frame draw:style-name="gr14" draw:text-style-name="P7" draw:layer="layout" svg:width="1.332cm" svg:height="1.114cm" svg:x="4.57cm" svg:y="1.929cm">
          <draw:text-box>
            <text:p text:style-name="P6"><text:span text:style-name="T5">D</text:span><text:span text:style-name="T4">4</text:span></text:p>
          </draw:text-box>
        </draw:frame>
        <draw:frame draw:style-name="gr15" draw:text-style-name="P7" draw:layer="layout" svg:width="1.332cm" svg:height="1.114cm" svg:x="8.629cm" svg:y="2.286cm">
          <draw:text-box>
            <text:p text:style-name="P6"><text:span text:style-name="T3">D</text:span><text:span text:style-name="T2">1</text:span></text:p>
          </draw:text-box>
        </draw:frame>
        <draw:frame draw:style-name="gr16" draw:text-style-name="P4" draw:layer="layout" svg:width="1.332cm" svg:height="1.115cm" svg:x="10.829cm" svg:y="5.6cm">
          <draw:text-box>
            <text:p><text:span text:style-name="T1">C</text:span></text:p>
          </draw:text-box>
        </draw:frame>
        <draw:g xml:id="id4" draw:id="id4">
          <draw:line draw:style-name="gr3" draw:text-style-name="P3" draw:layer="layout" svg:x1="17.664cm" svg:y1="4.61cm" svg:x2="17.449cm" svg:y2="5.218cm">
            <text:p/>
          </draw:line>
          <draw:line draw:style-name="gr3" draw:text-style-name="P3" draw:layer="layout" svg:x1="16.812cm" svg:y1="4.051cm" svg:x2="17.452cm" svg:y2="5.216cm">
            <text:p/>
          </draw:line>
          <draw:line draw:style-name="gr3" draw:text-style-name="P3" draw:layer="layout" svg:x1="15.737cm" svg:y1="4.054cm" svg:x2="15.282cm" svg:y2="5.292cm">
            <text:p/>
          </draw:line>
          <draw:line draw:style-name="gr3" draw:text-style-name="P3" draw:layer="layout" svg:x1="16.837cm" svg:y1="4.021cm" svg:x2="16.382cm" svg:y2="5.259cm">
            <text:p/>
          </draw:line>
          <draw:line draw:style-name="gr3" draw:text-style-name="P3" draw:layer="layout" svg:x1="15.714cm" svg:y1="4.063cm" svg:x2="16.354cm" svg:y2="5.228cm">
            <text:p/>
          </draw:line>
          <draw:line draw:style-name="gr3" draw:text-style-name="P3" draw:layer="layout" svg:x1="14.629cm" svg:y1="4.135cm" svg:x2="15.269cm" svg:y2="5.3cm">
            <text:p/>
          </draw:line>
          <draw:line draw:style-name="gr3" draw:text-style-name="P3" draw:layer="layout" svg:x1="14.644cm" svg:y1="4.194cm" svg:x2="14.429cm" svg:y2="4.802cm">
            <text:p/>
          </draw:line>
        </draw:g>
        <draw:custom-shape draw:style-name="gr17" draw:text-style-name="P2" draw:layer="layout" svg:width="0.9cm" svg:height="0.054cm" draw:transform="rotate (-0.77300632570829) translate (5.757cm 2.433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054cm" draw:transform="rotate (0.845088423815654) translate (8.191cm 3.964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054cm" draw:transform="rotate (-2.43473430653209) translate (6.333cm 5.96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054cm" draw:transform="rotate (-0.77300632570829) translate (8.271cm 5.133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054cm" draw:transform="rotate (-0.0099483767363673) translate (19.129cm 6.3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6" draw:id="id6" draw:layer="layout" svg:width="0.9cm" svg:height="0.054cm" draw:transform="rotate (-0.0099483767363673) translate (19.105cm 9.1cm)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664cm" svg:y1="4.66cm" svg:x2="19.65cm" svg:y2="5.388cm" draw:start-shape="id4" draw:start-glue-point="1" draw:end-shape="id5" draw:end-glue-point="5" svg:d="M17664 4660h1986v728" svg:viewBox="0 0 1987 729">
          <text:p/>
        </draw:connector>
        <draw:connector draw:style-name="gr2" draw:text-style-name="P2" draw:layer="layout" draw:line-skew="0.15cm" svg:x1="19.554cm" svg:y1="9.158cm" svg:x2="10.302cm" svg:y2="9.836cm" draw:start-shape="id6" draw:start-glue-point="2" svg:d="M19554 9158v742h-9252v-64" svg:viewBox="0 0 9253 743">
          <text:p/>
        </draw:connector>
        <draw:connector draw:style-name="gr2" draw:text-style-name="P2" draw:layer="layout" svg:x1="12.565cm" svg:y1="7.939cm" svg:x2="12.559cm" svg:y2="9.88cm" draw:start-shape="id7" draw:start-glue-point="2" svg:d="M12565 7939v1246h-6v695" svg:viewBox="0 0 7 1942">
          <text:p/>
        </draw:connector>
        <draw:connector draw:style-name="gr2" draw:text-style-name="P2" draw:layer="layout" svg:x1="10.321cm" svg:y1="4.67cm" svg:x2="14.429cm" svg:y2="4.66cm" draw:end-shape="id4" draw:end-glue-point="3" svg:d="M10321 4670h1779v-10h2329" svg:viewBox="0 0 4109 11">
          <text:p/>
        </draw:connector>
        <draw:connector draw:style-name="gr2" draw:text-style-name="P2" draw:layer="layout" svg:x1="12.56cm" svg:y1="4.664cm" svg:x2="12.565cm" svg:y2="5.946cm" draw:end-shape="id7" draw:end-glue-point="0" svg:d="M12560 4664v366h5v916" svg:viewBox="0 0 6 1283">
          <text:p/>
        </draw:connector>
        <draw:frame draw:style-name="gr18" draw:text-style-name="P7" draw:layer="layout" svg:width="1.795cm" svg:height="1.618cm" draw:transform="rotate (1.56765473414131) translate (18.829cm 7.795cm)">
          <draw:text-box>
            <text:p text:style-name="P6"><text:span text:style-name="T5">...</text:span></text:p>
          </draw:text-box>
        </draw:frame>
        <draw:frame draw:style-name="gr19" draw:text-style-name="P4" draw:layer="layout" svg:width="1.628cm" svg:height="1.115cm" draw:transform="rotate (1.5692255304681) translate (18.512cm 8.022cm)">
          <draw:text-box>
            <text:p><text:span text:style-name="T1">X18</text:span></text:p>
          </draw:text-box>
        </draw:frame>
        <draw:frame draw:style-name="gr6" draw:text-style-name="P4" draw:layer="layout" svg:width="0.759cm" svg:height="3.095cm" svg:x="20.229cm" svg:y="5.8cm">
          <draw:text-box draw:corner-radius="3cm">
            <text:p>+</text:p>
            <text:p/>
            <text:p/>
            <text:p>-</text:p>
          </draw:text-box>
        </draw:frame>
        <draw:frame draw:style-name="gr11" draw:text-style-name="P4" draw:layer="layout" svg:width="1.331cm" svg:height="1.114cm" svg:x="19.869cm" svg:y="6.686cm">
          <draw:text-box>
            <text:p><text:span text:style-name="T1">v</text:span><text:span text:style-name="T2">out</text:span></text:p>
          </draw:text-box>
        </draw:frame>
        <draw:custom-shape draw:style-name="gr8" draw:text-style-name="P2" draw:layer="layout" svg:width="1.128cm" svg:height="0.953cm" draw:transform="skewX (0.00104719755119659) rotate (-0.37542032210398) translate (7.779cm 2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1.022cm" svg:height="0.907cm" draw:transform="skewX (-0.00104719755119651) rotate (-1.03672557568463) translate (19.809cm 7.75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01:36:49.075143479</meta:creation-date>
    <dc:date>2021-05-03T09:11:02.723179854</dc:date>
    <meta:editing-duration>PT15M35S</meta:editing-duration>
    <meta:editing-cycles>3</meta:editing-cycles>
    <meta:generator>LibreOffice/6.4.6.2$Linux_X86_64 LibreOffice_project/40$Build-2</meta:generator>
    <meta:document-statistic meta:object-count="61"/>
  </office:meta>
</office:document-meta>
</file>